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bottom" draw:auto-grow-height="false" fo:min-height="1.337cm" fo:min-width="19.09cm"/>
      <style:paragraph-properties style:writing-mode="lr-tb"/>
    </style:style>
    <style:style style:name="gr2" style:family="graphic" style:parent-style-name="standard" style:list-style-name="L1">
      <style:graphic-properties svg:stroke-color="#000000" draw:fill-color="#000000" draw:textarea-horizontal-align="justify" draw:textarea-vertical-align="bottom" draw:auto-grow-height="false" fo:min-height="0.702cm" fo:min-width="10.29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481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2.60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7.052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9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0.997cm"/>
      <style:paragraph-properties style:writing-mode="lr-tb"/>
    </style:style>
    <style:style style:name="P1" style:family="paragraph">
      <style:paragraph-properties fo:text-align="start" style:writing-mode="lr-tb"/>
      <style:text-properties style:font-name="Droid Sans Mono1"/>
    </style:style>
    <style:style style:name="P2" style:family="paragraph">
      <loext:graphic-properties draw:fill-color="#000000"/>
      <style:paragraph-properties fo:text-align="start" style:writing-mode="lr-tb"/>
      <style:text-properties style:font-name="Droid Sans Mono1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  <style:text-properties style:font-name="Droid Sans Mono1"/>
    </style:style>
    <style:style style:name="P4" style:family="paragraph">
      <loext:graphic-properties draw:fill-color="#000000"/>
      <style:paragraph-properties fo:margin-left="0cm" fo:margin-right="0cm" fo:margin-top="0cm" fo:margin-bottom="0cm" fo:line-height="100%" fo:text-align="end" fo:text-indent="0cm" style:writing-mode="lr-tb"/>
      <style:text-properties style:font-name="Droid Sans Mono1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Droid Sans Mono1"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normal" fo:text-shadow="none" style:text-underline-style="solid" style:text-underline-width="auto" style:text-underline-color="font-color" fo:font-weight="bold" style:letter-kerning="true" style:font-name-asian="Source Han Sans S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style:writing-mode="lr-tb"/>
      <style:text-properties style:font-name="Droid Sans Mono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Source Han Sans S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text-align="center"/>
      <style:text-properties style:font-name="DejaVu Sans Mono" fo:font-size="12pt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style:font-name="Droid Sans Mono1"/>
    </style:style>
    <style:style style:name="T1" style:family="text">
      <style:text-properties style:font-name="Droid Sans Mono1"/>
    </style:style>
    <style:style style:name="T2" style:family="text">
      <style:text-properties style:font-name="Droid Sans Mono1" fo:font-size="12pt" style:font-size-asian="12pt" style:font-size-complex="12pt"/>
    </style:style>
    <style:style style:name="T3" style:family="text">
      <style:text-properties fo:color="#ffffff" loext:opacity="100%" style:font-name="Droid Sans Mono1" fo:font-size="12pt" fo:background-color="transparen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2pt" fo:font-style="normal" fo:text-shadow="none" style:text-underline-style="none" fo:font-weight="normal" style:letter-kerning="true" style:font-name-asian="Source Han Sans S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normal" fo:text-shadow="none" style:text-underline-style="solid" style:text-underline-width="auto" style:text-underline-color="font-color" fo:font-weight="bold" style:letter-kerning="true" style:font-name-asian="Source Han Sans S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3pt" fo:font-style="normal" fo:text-shadow="none" style:text-underline-style="none" fo:font-weight="bold" style:letter-kerning="true" style:font-name-asian="Source Han Sans SC" style:font-size-asian="13pt" style:font-style-asian="normal" style:font-weight-asian="bold" style:font-name-complex="Droid Sans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3pt" fo:font-style="normal" fo:text-shadow="none" style:text-underline-style="none" fo:font-weight="normal" style:letter-kerning="true" style:font-name-asian="Source Han Sans SC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roid Sans Mono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" style:family="text">
      <style:text-properties style:font-name="Droid Sans Mono1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Droid Sans Mono1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style:font-name="Droid Sans Mono1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Droid Sans Mono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roid Sans Mono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DejaVu Sans Mono" fo:font-size="12pt" style:font-size-asian="12pt" style:font-size-complex="12pt"/>
    </style:style>
    <style:style style:name="T15" style:family="text">
      <style:text-properties style:font-name="Droid Sans Mono1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Droid Sans Mono1" fo:font-size="12pt" fo:font-style="italic" style:font-size-asian="12pt" style:font-style-asian="italic" style:font-size-complex="12pt" style:font-style-complex="italic"/>
    </style:style>
    <style:style style:name="T17" style:family="text">
      <style:text-properties style:font-name="Droid Sans Mono1" fo:font-size="12pt" fo:font-style="normal" style:font-size-asian="12pt" style:font-style-asian="normal" style:font-size-complex="12pt" style:font-style-complex="normal"/>
    </style:style>
    <style:style style:name="T18" style:family="text">
      <style:text-properties style:font-name="Droid Sans Mono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1.587cm" svg:x="1cm" svg:y="1cm">
          <text:p text:style-name="P1"><text:span text:style-name="T1">Alexander Magee</text:span><text:span text:style-name="T1"><text:line-break/></text:span><text:span text:style-name="T2">Software Develop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0.795cm" svg:height="0.952cm" svg:x="9.795cm" svg:y="1.635cm">
          <text:p text:style-name="P3"><text:span text:style-name="T3"/></text:p>
          <text:p text:style-name="P3"><text:span text:style-name="T3"><text:a xlink:href="mailto:alex@magee.us" xlink:type="simple">alex@magee.us</text:a></text:span><text:span text:style-name="T3"><text:s/>| xmagee.com | github.com/xmagee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9.59cm" svg:height="4.859cm" svg:x="1cm" svg:y="2.714cm">
          <draw:text-box>
            <text:p text:style-name="P5"><text:span text:style-name="T4">I am a software developer with a bachelor’s degree in Computer </text:span><text:span text:style-name="T4">Information Systems and Technology from the University of Pittsburgh; </text:span><text:span text:style-name="T4">3.2 GPA. I have experience </text:span><text:span text:style-name="T2">developing rich web experiences one year as </text:span><text:span text:style-name="T2">an intern, and nearly two years working self-employed. Currently happily </text:span><text:span text:style-name="T2">employed as Software Developer I at Seneca Resources, LLC. </text:span></text:p>
            <text:p text:style-name="P5"><text:span text:style-name="T2"/></text:p>
            <text:p text:style-name="P5"><text:span text:style-name="T2">For more info about me or my current/past projects, check out my </text:span><text:span text:style-name="T2">homepage at https://xmagee.com! </text:span></text:p>
          </draw:text-box>
        </draw:frame>
        <draw:frame draw:style-name="gr4" draw:text-style-name="P8" draw:layer="layout" svg:width="19.59cm" svg:height="3.412cm" svg:x="1cm" svg:y="9.255cm">
          <draw:text-box>
            <text:p text:style-name="P7"><text:span text:style-name="T5">Skills</text:span></text:p>
            <text:p text:style-name="P7"><text:span text:style-name="T6"><text:s/></text:span><text:span text:style-name="T6">OS: </text:span><text:span text:style-name="T7">Windows Server, Windows 10/11, Linux</text:span></text:p>
            <text:p text:style-name="P7"><text:span text:style-name="T6"><text:s/></text:span><text:span text:style-name="T6">Database: </text:span><text:span text:style-name="T7">MS SQL, MySql, SQLite</text:span><text:span text:style-name="T6"><text:line-break/></text:span><text:span text:style-name="T6"> Backend: </text:span><text:span text:style-name="T7">C#, VB.NET, NodeJS</text:span></text:p>
            <text:p text:style-name="P7"><text:span text:style-name="T6"><text:s/></text:span><text:span text:style-name="T6">Frontend: </text:span><text:span text:style-name="T7">ReactJS, HTML/CSS, Wordpress, Electron</text:span></text:p>
          </draw:text-box>
        </draw:frame>
        <draw:frame draw:style-name="gr5" draw:text-style-name="P9" draw:layer="layout" svg:width="19.59cm" svg:height="8.499cm" svg:x="1cm" svg:y="13.065cm">
          <draw:text-box>
            <text:p><text:span text:style-name="T8">Formal Education </text:span></text:p>
            <text:p><text:span text:style-name="T9"><text:s/></text:span><text:span text:style-name="T9">Bachelors of Science (B.S.), Computer Information Systems &amp; Technology</text:span></text:p>
            <text:p><text:span text:style-name="T10"><text:s/></text:span><text:span text:style-name="T10">University of Pittsburgh at Bradford, Bradford, PA</text:span></text:p>
            <text:p><text:span text:style-name="T11"><text:s/></text:span><text:span text:style-name="T11">September 2016 – April 2020</text:span></text:p>
            <text:list text:style-name="L1">
              <text:list-item>
                <text:list>
                  <text:list-item>
                    <text:p><text:span text:style-name="T12">President, I.T. Club</text:span></text:p>
                  </text:list-item>
                  <text:list-item>
                    <text:p><text:span text:style-name="T12">Treasurer, Webmaster, Esports club</text:span><text:span text:style-name="T11"> </text:span></text:p>
                  </text:list-item>
                </text:list>
              </text:list-item>
            </text:list>
            <text:p><text:span text:style-name="T11"/></text:p>
            <text:p><text:span text:style-name="T13"><text:s/></text:span><text:span text:style-name="T13">High School Diploma</text:span></text:p>
            <text:p><text:span text:style-name="T12"><text:s/></text:span><text:span text:style-name="T12">Bradford Area High School, Bradford, PA</text:span></text:p>
            <text:p><text:span text:style-name="T11"><text:s/></text:span><text:span text:style-name="T11">September 2012 – June 2016</text:span></text:p>
            <text:list text:continue-numbering="true" text:style-name="L1">
              <text:list-item>
                <text:list>
                  <text:list-item>
                    <text:p><text:span text:style-name="T12">A+ Certification (2016), NOCTII skills certification </text:span></text:p>
                  </text:list-item>
                  <text:list-item>
                    <text:p><text:span text:style-name="T12">SkillsUSA competitor, I.T. </text:span></text:p>
                  </text:list-item>
                  <text:list-item>
                    <text:p><text:span text:style-name="T12">Completed 3 yrs. of <text:s/>Computer Maintenance skills program</text:span></text:p>
                    <text:p><text:span text:style-name="T11"/></text:p>
                  </text:list-item>
                </text:list>
              </text:list-item>
            </text:list>
          </draw:text-box>
        </draw:frame>
        <draw:line draw:style-name="gr6" draw:text-style-name="P10" draw:layer="layout" svg:x1="4.492cm" svg:y1="8.302cm" svg:x2="17.192cm" svg:y2="8.302cm">
          <text:p/>
        </draw:line>
        <draw:frame draw:style-name="gr7" draw:text-style-name="P12" draw:layer="layout" svg:width="19.59cm" svg:height="1.175cm" svg:x="1cm" svg:y="25.765cm">
          <draw:text-box>
            <text:p text:style-name="P11"><text:span text:style-name="T14">Page 1/2</text:span></text:p>
          </draw:text-box>
        </draw:frame>
      </draw:page>
      <draw:page draw:name="page2" draw:style-name="dp1" draw:master-page-name="Default">
        <draw:frame draw:style-name="gr8" draw:text-style-name="P13" draw:layer="layout" svg:width="19.59cm" svg:height="17.149cm" svg:x="1cm" svg:y="2.587cm">
          <draw:text-box>
            <text:p><text:span text:style-name="T8">Employment Experience</text:span></text:p>
            <text:p text:style-name="P7"><text:span text:style-name="T9"><text:s/></text:span><text:span text:style-name="T9">Software Developer I </text:span></text:p>
            <text:p text:style-name="P7"><text:span text:style-name="T10"><text:s/></text:span><text:span text:style-name="T10">Seneca Resoucres, Pittsburgh, PA</text:span></text:p>
            <text:p text:style-name="P7"><text:span text:style-name="T11"><text:s/></text:span><text:span text:style-name="T11">March 2022 – Present</text:span></text:p>
            <text:list text:style-name="L1">
              <text:list-item>
                <text:list>
                  <text:list-item>
                    <text:p text:style-name="P7"><text:span text:style-name="T12">Developing applications for the .NET ecosystem using C#</text:span></text:p>
                    <text:list>
                      <text:list-item>
                        <text:p text:style-name="P7"><text:span text:style-name="T12">.NET Framework, .NET Core, .NET 5/6</text:span></text:p>
                      </text:list-item>
                    </text:list>
                  </text:list-item>
                  <text:list-item>
                    <text:p text:style-name="P7"><text:span text:style-name="T12">SQL Server database development</text:span></text:p>
                  </text:list-item>
                </text:list>
              </text:list-item>
            </text:list>
            <text:p><text:span text:style-name="T8"/></text:p>
            <text:p><text:span text:style-name="T15"><text:s/></text:span><text:span text:style-name="T15">Contract Software Developer</text:span></text:p>
            <text:p><text:span text:style-name="T2"><text:s/></text:span><text:span text:style-name="T2">Self-employed, Bradford, PA</text:span></text:p>
            <text:p><text:span text:style-name="T16"><text:s/></text:span><text:span text:style-name="T16">May 2020 – April 2022</text:span></text:p>
            <text:list text:continue-numbering="true" text:style-name="L1">
              <text:list-item>
                <text:list>
                  <text:list-item>
                    <text:p><text:span text:style-name="T17">Primarily developing web applications </text:span></text:p>
                  </text:list-item>
                  <text:list-item>
                    <text:p><text:span text:style-name="T17">Technologies/frameworks most used include C#, VB.NET, Javascript, ReactJS, NodeJS, Sql</text:span><text:span text:style-name="T16"> </text:span></text:p>
                  </text:list-item>
                </text:list>
              </text:list-item>
            </text:list>
            <text:p><text:span text:style-name="T16"/></text:p>
            <text:p text:style-name="P7"><text:span text:style-name="T18"><text:s/></text:span><text:span text:style-name="T18">Programmer Intern</text:span></text:p>
            <text:p text:style-name="P7"><text:span text:style-name="T17"><text:s/></text:span><text:span text:style-name="T17">American Refining Group, Bradford, PA</text:span></text:p>
            <text:p text:style-name="P7"><text:span text:style-name="T16"><text:s/></text:span><text:span text:style-name="T16">May 2019 – May 2020</text:span></text:p>
            <text:list text:continue-numbering="true" text:style-name="L1">
              <text:list-item>
                <text:list>
                  <text:list-item>
                    <text:p text:style-name="P7"><text:span text:style-name="T17">Worked on internal ASP.NET sites using VB.NET, C#, Sql</text:span></text:p>
                  </text:list-item>
                  <text:list-item>
                    <text:p text:style-name="P7"><text:span text:style-name="T17">Made changes to Wordpress training site </text:span></text:p>
                  </text:list-item>
                  <text:list-item>
                    <text:p text:style-name="P7"><text:span text:style-name="T17">Created an I.T. inventory management webapp using React, C#/.NET 5, Sql</text:span></text:p>
                  </text:list-item>
                </text:list>
                <text:p text:style-name="P5"><text:span text:style-name="T17"/></text:p>
              </text:list-item>
            </text:list>
            <text:p text:style-name="P5"><text:span text:style-name="T18"><text:s/></text:span><text:span text:style-name="T18">Quality Assurance Intern</text:span></text:p>
            <text:p text:style-name="P5"><text:span text:style-name="T17"><text:s/></text:span><text:span text:style-name="T17">Graham Packaging, Bradford, PA</text:span></text:p>
            <text:p text:style-name="P5"><text:span text:style-name="T16"><text:s/></text:span><text:span text:style-name="T16">August 2018 – April 2019</text:span></text:p>
            <text:list text:continue-numbering="true" text:style-name="L1">
              <text:list-item>
                <text:list>
                  <text:list-item>
                    <text:p text:style-name="P5"><text:span text:style-name="T17">Tested production line product samples for consistancy, logged measurements and results </text:span></text:p>
                  </text:list-item>
                  <text:list-item>
                    <text:p text:style-name="P5"><text:span text:style-name="T17">Compared results to historical data </text:span>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19.59cm" svg:height="1.587cm" svg:x="1cm" svg:y="1cm">
          <text:p text:style-name="P1"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9.59cm" svg:height="1.175cm" svg:x="1cm" svg:y="25.766cm">
          <draw:text-box>
            <text:p text:style-name="P11"><text:span text:style-name="T14">Page 2/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1c1c1c" draw:fill="none" draw:fill-gradient-name="Gradient_20_1" draw:fill-hatch-name="Red_20_90_20_Degrees_20_Crossed_20_1" draw:fill-image-name="Bitmap_20_1" draw:opacity="50%" draw:shadow-opacity="5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9T18:32:44.098650642</meta:creation-date>
    <dc:date>2022-03-20T15:57:03.508910415</dc:date>
    <meta:editing-duration>PT1H25M25S</meta:editing-duration>
    <meta:editing-cycles>62</meta:editing-cycles>
    <meta:generator>LibreOffice/7.3.1.3$Linux_X86_64 LibreOffice_project/30$Build-3</meta:generator>
    <meta:document-statistic meta:object-count="10"/>
  </office:meta>
</office:document-meta>
</file>